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2" style:family="table">
      <style:table-properties style:width="6.8646in" fo:margin-left="-0.0819in" table:align="left" style:writing-mode="lr-tb"/>
    </style:style>
    <style:style style:name="Tabelle2.A" style:family="table-column">
      <style:table-column-properties style:column-width="1.1042in"/>
    </style:style>
    <style:style style:name="Tabelle2.B" style:family="table-column">
      <style:table-column-properties style:column-width="1.3854in"/>
    </style:style>
    <style:style style:name="Tabelle2.C" style:family="table-column">
      <style:table-column-properties style:column-width="0.9813in"/>
    </style:style>
    <style:style style:name="Tabelle2.D" style:family="table-column">
      <style:table-column-properties style:column-width="1.175in"/>
    </style:style>
    <style:style style:name="Tabelle2.E" style:family="table-column">
      <style:table-column-properties style:column-width="2.2188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Rollen" style:family="table">
      <style:table-properties style:width="6.3in" table:align="margins" style:writing-mode="lr-tb"/>
    </style:style>
    <style:style style:name="Rollen.A" style:family="table-column">
      <style:table-column-properties style:column-width="4.5313in" style:rel-column-width="47135*"/>
    </style:style>
    <style:style style:name="Rollen.B" style:family="table-column">
      <style:table-column-properties style:column-width="0.4792in" style:rel-column-width="4984*"/>
    </style:style>
    <style:style style:name="Rollen.C" style:family="table-column">
      <style:table-column-properties style:column-width="0.4479in" style:rel-column-width="4659*"/>
    </style:style>
    <style:style style:name="Rollen.D" style:family="table-column">
      <style:table-column-properties style:column-width="0.4271in" style:rel-column-width="4442*"/>
    </style:style>
    <style:style style:name="Rollen.E" style:family="table-column">
      <style:table-column-properties style:column-width="0.4146in" style:rel-column-width="4315*"/>
    </style:style>
    <style:style style:name="Rollen.1" style:family="table-row">
      <style:table-row-properties style:min-row-height="1.8542in"/>
    </style:style>
    <style:style style:name="Rollen.A1" style:family="table-cell" style:data-style-name="N5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5100">
      <style:table-cell-properties style:vertical-align="bottom" fo:background-color="#000000" fo:padding="0in" fo:border-left="none" fo:border-right="none" fo:border-top="0.05pt solid #000000" fo:border-bottom="none">
        <style:background-image/>
      </style:table-cell-properties>
    </style:style>
    <style:style style:name="Rollen.E1" style:family="table-cell" style:data-style-name="N5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5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5000">
      <style:table-cell-properties style:vertical-align="middle" fo:background-color="#ffffff" fo:padding="0in" fo:border-left="none" fo:border-right="none" fo:border-top="none" fo:border-bottom="0.05pt solid #000000">
        <style:background-image/>
      </style:table-cell-properties>
    </style:style>
    <style:style style:name="Rollen.E2" style:family="table-cell" style:data-style-name="N5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E7"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1" style:family="table-cell">
      <style:table-cell-properties style:vertical-align="middle" fo:background-color="#ffffff" fo:padding="0in" fo:border-left="none" fo:border-right="none" fo:border-top="none" fo:border-bottom="0.05pt solid #000000">
        <style:background-image/>
      </style:table-cell-properties>
    </style:style>
    <style:style style:name="Rollen.C11" style:family="table-cell">
      <style:table-cell-properties style:vertical-align="middle" fo:background-color="#ffffff" fo:padding="0in" fo:border-left="none" fo:border-right="none" fo:border-top="none" fo:border-bottom="0.05pt solid #000000">
        <style:background-image/>
      </style:table-cell-properties>
    </style:style>
    <style:style style:name="Rollen.D11" style:family="table-cell">
      <style:table-cell-properties style:vertical-align="middle" fo:background-color="#ffffff" fo:padding="0in" fo:border-left="none" fo:border-right="none" fo:border-top="none" fo:border-bottom="0.05pt solid #000000">
        <style:background-image/>
      </style:table-cell-properties>
    </style:style>
    <style:style style:name="Rollen.E11"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writing-mode="lr-tb"/>
    </style:style>
    <style:style style:name="Ausgaben.A" style:family="table-column">
      <style:table-column-properties style:column-width="5.0729in" style:rel-column-width="52770*"/>
    </style:style>
    <style:style style:name="Ausgaben.B" style:family="table-column">
      <style:table-column-properties style:column-width="1.2271in" style:rel-column-width="12765*"/>
    </style:style>
    <style:style style:name="Ausgaben.1" style:family="table-row">
      <style:table-row-properties style:min-row-height="0.2604in"/>
    </style:style>
    <style:style style:name="Ausgaben.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5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Tabelle4" style:family="table">
      <style:table-properties style:width="6.4688in" fo:margin-left="-0.0819in" table:align="left" style:writing-mode="lr-tb"/>
    </style:style>
    <style:style style:name="Tabelle4.A" style:family="table-column">
      <style:table-column-properties style:column-width="4.8229in"/>
    </style:style>
    <style:style style:name="Tabelle4.B" style:family="table-column">
      <style:table-column-properties style:column-width="1.645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P1" style:family="paragraph" style:parent-style-name="Table_20_Contents">
      <style:paragraph-properties fo:text-align="center" style:justify-single-word="false"/>
    </style:style>
    <style:style style:name="P2" style:family="paragraph" style:parent-style-name="Table">
      <style:paragraph-properties fo:margin-top="0.028in" fo:margin-bottom="0.028in"/>
    </style:style>
    <style:style style:name="P3" style:family="paragraph" style:parent-style-name="Table">
      <style:paragraph-properties fo:margin-top="0.028in" fo:margin-bottom="0.028in"/>
      <style:text-properties fo:color="#ff0000" fo:font-weight="bold" style:font-weight-asian="bold"/>
    </style:style>
    <style:style style:name="P4" style:family="paragraph" style:parent-style-name="Table">
      <style:paragraph-properties fo:margin-top="0.028in" fo:margin-bottom="0.028in"/>
      <style:text-properties fo:font-weight="bold" style:font-weight-asian="bold"/>
    </style:style>
    <style:style style:name="P5" style:family="paragraph" style:parent-style-name="Tabellenkopf">
      <style:paragraph-properties fo:margin-top="0.028in" fo:margin-bottom="0.028in"/>
    </style:style>
    <style:style style:name="P6" style:family="paragraph" style:parent-style-name="Standard">
      <style:paragraph-properties fo:margin-top="0in" fo:margin-bottom="0.1528in" fo:orphans="2" fo:widows="2" style:writing-mode="lr-tb"/>
    </style:style>
    <style:style style:name="P7" style:family="paragraph" style:parent-style-name="Standard">
      <style:paragraph-properties fo:margin-top="0in" fo:margin-bottom="0.1528in" style:snap-to-layout-grid="false"/>
    </style:style>
    <style:style style:name="P8"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9"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10"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11" style:family="paragraph" style:parent-style-name="Standard">
      <style:text-properties fo:font-weight="bold" style:font-weight-asian="bold"/>
    </style:style>
    <style:style style:name="P12" style:family="paragraph" style:parent-style-name="Standard">
      <style:paragraph-properties>
        <style:tab-stops>
          <style:tab-stop style:position="6.2929in" style:type="right" style:leader-style="dotted" style:leader-text="."/>
        </style:tab-stops>
      </style:paragraph-properties>
    </style:style>
    <style:style style:name="P13" style:family="paragraph" style:parent-style-name="Contents_20_1">
      <style:paragraph-properties>
        <style:tab-stops>
          <style:tab-stop style:position="6.3in" style:type="right" style:leader-style="dotted" style:leader-text="."/>
        </style:tab-stops>
      </style:paragraph-properties>
    </style:style>
    <style:style style:name="P14" style:family="paragraph" style:parent-style-name="Text_20_body">
      <style:text-properties fo:font-style="normal" style:font-style-asian="normal" style:font-style-complex="normal"/>
    </style:style>
    <style:style style:name="P15"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16"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7"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Standard" style:list-style-name="WW8Num3"/>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text-properties fo:font-style="normal" style:font-style-asian="normal" style:font-style-complex="normal"/>
    </style:style>
    <style:style style:name="P26" style:family="paragraph" style:parent-style-name="Standard" style:list-style-name="L7"/>
    <style:style style:name="P27" style:family="paragraph" style:parent-style-name="Text_20_body" style:list-style-name="L3"/>
    <style:style style:name="P28" style:family="paragraph" style:parent-style-name="Text_20_body">
      <style:text-properties fo:font-style="normal" style:font-style-asian="normal" style:font-style-complex="normal"/>
    </style:style>
    <style:style style:name="P29"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30" style:family="paragraph" style:parent-style-name="Heading_20_1">
      <style:paragraph-properties fo:break-before="page"/>
    </style:style>
    <style:style style:name="P31" style:family="paragraph" style:parent-style-name="Table">
      <style:paragraph-properties fo:margin-top="0.028in" fo:margin-bottom="0.028in" fo:text-align="center" style:justify-single-word="false"/>
      <style:text-properties fo:font-weight="bold" style:font-weight-asian="bold"/>
    </style:style>
    <style:style style:name="P32" style:family="paragraph" style:parent-style-name="Tabellenkopf">
      <style:paragraph-properties fo:margin-top="0.028in" fo:margin-bottom="0.028in"/>
    </style:style>
    <style:style style:name="P33" style:family="paragraph" style:parent-style-name="Überschrift_20_1_20_ohne" style:master-page-name="Konvert_20_1">
      <style:paragraph-properties style:page-number="auto"/>
    </style:style>
    <style:style style:name="P34" style:family="paragraph" style:parent-style-name="Table_20_Contents">
      <style:paragraph-properties fo:text-align="center" style:justify-single-word="false"/>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style:style>
    <style:style style:name="T6" style:family="text">
      <style:text-properties style:use-window-font-color="true" style:font-name="Arial" fo:font-size="12pt" fo:language="de" fo:country="DE"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7"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changed-region xml:id="ct48659712" text:id="ct48659712">
          <text:insertion>
            <office:change-info>
              <dc:creator>Reto Schneider</dc:creator>
              <dc:date>2012-06-20T10:09:00</dc:date>
            </office:change-info>
          </text:insertion>
        </text:changed-region>
        <text:changed-region xml:id="ct45628560" text:id="ct45628560">
          <text:deletion>
            <office:change-info>
              <dc:creator>Reto Schneider</dc:creator>
              <dc:date>2012-06-20T08:51:00</dc:date>
            </office:change-info>
            <text:p text:style-name="Standard">r</text:p>
          </text:deletion>
        </text:changed-region>
        <text:changed-region xml:id="ct45186496" text:id="ct45186496">
          <text:insertion>
            <office:change-info>
              <dc:creator>Reto Schneider</dc:creator>
              <dc:date>2012-06-20T08:51:00</dc:date>
            </office:change-info>
          </text:insertion>
        </text:changed-region>
        <text:changed-region xml:id="ct45049024" text:id="ct45049024">
          <text:insertion>
            <office:change-info>
              <dc:creator>Reto Schneider</dc:creator>
              <dc:date>2012-06-20T10:11:00</dc:date>
            </office:change-info>
          </text:insertion>
        </text:changed-region>
        <text:changed-region xml:id="ct45984416" text:id="ct45984416">
          <text:insertion>
            <office:change-info>
              <dc:creator>Reto Schneider</dc:creator>
              <dc:date>2012-06-20T09:22:00</dc:date>
            </office:change-info>
          </text:insertion>
        </text:changed-region>
        <text:changed-region xml:id="ct47237840" text:id="ct47237840">
          <text:insertion>
            <office:change-info>
              <dc:creator>Reto Schneider</dc:creator>
              <dc:date>2012-06-20T09:31:00</dc:date>
            </office:change-info>
          </text:insertion>
        </text:changed-region>
        <text:changed-region xml:id="ct49139360" text:id="ct49139360">
          <text:insertion>
            <office:change-info>
              <dc:creator>Reto Schneider</dc:creator>
              <dc:date>2012-06-20T10:11:00</dc:date>
            </office:change-info>
          </text:insertion>
        </text:changed-region>
        <text:changed-region xml:id="ct49197056" text:id="ct49197056">
          <text:insertion>
            <office:change-info>
              <dc:creator>Reto Schneider</dc:creator>
              <dc:date>2012-06-20T10:12:00</dc:date>
            </office:change-info>
          </text:insertion>
        </text:changed-region>
        <text:changed-region xml:id="ct45973904" text:id="ct45973904">
          <text:insertion>
            <office:change-info>
              <dc:creator>Reto Schneider</dc:creator>
              <dc:date>2012-06-20T09:37:00</dc:date>
            </office:change-info>
          </text:insertion>
        </text:changed-region>
        <text:changed-region xml:id="ct33327232" text:id="ct33327232">
          <text:deletion>
            <office:change-info>
              <dc:creator>Reto Schneider</dc:creator>
              <dc:date>2012-06-20T09:37:00</dc:date>
            </office:change-info>
            <text:p text:style-name="Text_20_body"><text:s/>(ausser die </text:p>
          </text:deletion>
        </text:changed-region>
        <text:changed-region xml:id="ct45560992" text:id="ct45560992">
          <text:insertion>
            <office:change-info>
              <dc:creator>Reto Schneider</dc:creator>
              <dc:date>2012-06-20T09:37:00</dc:date>
            </office:change-info>
          </text:insertion>
        </text:changed-region>
        <text:changed-region xml:id="ct43387024" text:id="ct43387024">
          <text:insertion>
            <office:change-info>
              <dc:creator>Reto Schneider</dc:creator>
              <dc:date>2012-06-20T09:37:00</dc:date>
            </office:change-info>
          </text:insertion>
        </text:changed-region>
        <text:changed-region xml:id="ct45317648" text:id="ct45317648">
          <text:deletion>
            <office:change-info>
              <dc:creator>Reto Schneider</dc:creator>
              <dc:date>2012-06-20T09:37:00</dc:date>
            </office:change-info>
            <text:p text:style-name="Text_20_body">p</text:p>
          </text:deletion>
        </text:changed-region>
        <text:changed-region xml:id="ct43589728" text:id="ct43589728">
          <text:deletion>
            <office:change-info>
              <dc:creator>Reto Schneider</dc:creator>
              <dc:date>2012-06-20T09:37:00</dc:date>
            </office:change-info>
            <text:p text:style-name="Text_20_body">)</text:p>
          </text:deletion>
        </text:changed-region>
        <text:changed-region xml:id="ct45144672" text:id="ct45144672">
          <text:insertion>
            <office:change-info>
              <dc:creator>Reto Schneider</dc:creator>
              <dc:date>2012-06-20T09:37:00</dc:date>
            </office:change-info>
          </text:insertion>
        </text:changed-region>
        <text:changed-region xml:id="ct47823056" text:id="ct47823056">
          <text:deletion>
            <office:change-info>
              <dc:creator>Reto Schneider</dc:creator>
              <dc:date>2012-06-20T09:52:00</dc:date>
            </office:change-info>
            <text:h text:style-name="Heading_20_3" text:outline-level="3">iphone</text:h>
          </text:deletion>
        </text:changed-region>
        <text:changed-region xml:id="ct41924368" text:id="ct41924368">
          <text:insertion>
            <office:change-info>
              <dc:creator>Reto Schneider</dc:creator>
              <dc:date>2012-06-20T09:52:00</dc:date>
            </office:change-info>
          </text:insertion>
        </text:changed-region>
        <text:changed-region xml:id="ct44899056" text:id="ct44899056">
          <text:insertion>
            <office:change-info>
              <dc:creator>Reto Schneider</dc:creator>
              <dc:date>2012-06-20T09:37:00</dc:date>
            </office:change-info>
          </text:insertion>
        </text:changed-region>
        <text:changed-region xml:id="ct47203264" text:id="ct47203264">
          <text:deletion>
            <office:change-info>
              <dc:creator>Reto Schneider</dc:creator>
              <dc:date>2012-06-20T09:38:00</dc:date>
            </office:change-info>
            <text:p text:style-name="Standard">p</text:p>
          </text:deletion>
        </text:changed-region>
        <text:changed-region xml:id="ct47507984" text:id="ct47507984">
          <text:insertion>
            <office:change-info>
              <dc:creator>Reto Schneider</dc:creator>
              <dc:date>2012-06-20T09:38:00</dc:date>
            </office:change-info>
          </text:insertion>
        </text:changed-region>
        <text:changed-region xml:id="ct46596608" text:id="ct46596608">
          <text:insertion>
            <office:change-info>
              <dc:creator>Reto Schneider</dc:creator>
              <dc:date>2012-06-20T09:44:00</dc:date>
            </office:change-info>
          </text:insertion>
        </text:changed-region>
        <text:changed-region xml:id="ct46020480" text:id="ct46020480">
          <text:deletion>
            <office:change-info>
              <dc:creator>Reto Schneider</dc:creator>
              <dc:date>2012-06-20T09:44:00</dc:date>
            </office:change-info>
            <text:p text:style-name="Text_20_body">Freunde</text:p>
          </text:deletion>
        </text:changed-region>
        <text:changed-region xml:id="ct45228752" text:id="ct45228752">
          <text:insertion>
            <office:change-info>
              <dc:creator>Reto Schneider</dc:creator>
              <dc:date>2012-06-20T09:48:00</dc:date>
            </office:change-info>
          </text:insertion>
        </text:changed-region>
        <text:changed-region xml:id="ct48322192" text:id="ct48322192">
          <text:deletion>
            <office:change-info>
              <dc:creator>Reto Schneider</dc:creator>
              <dc:date>2012-06-20T09:44:00</dc:date>
            </office:change-info>
            <text:p text:style-name="Standard">Beim Teilen dieser Beobachtungen werden sensible Arten berücksichtigt, sodass nicht exakt bekannt gegeben wird, wo die</text:p>
          </text:deletion>
        </text:changed-region>
        <text:changed-region xml:id="ct37810464" text:id="ct37810464">
          <text:insertion>
            <office:change-info>
              <dc:creator>Reto Schneider</dc:creator>
              <dc:date>2012-06-20T09:45:00</dc:date>
            </office:change-info>
          </text:insertion>
        </text:changed-region>
        <text:changed-region xml:id="ct45535840" text:id="ct45535840">
          <text:deletion>
            <office:change-info>
              <dc:creator>Reto Schneider</dc:creator>
              <dc:date>2012-06-20T09:44:00</dc:date>
            </office:change-info>
            <text:p text:style-name="Standard">se Beobachtungen gemacht wurden.</text:p>
          </text:deletion>
        </text:changed-region>
        <text:changed-region xml:id="ct47376192" text:id="ct47376192">
          <text:deletion>
            <office:change-info>
              <dc:creator>Reto Schneider</dc:creator>
              <dc:date>2012-06-20T09:46:00</dc:date>
            </office:change-info>
            <text:p text:style-name="Text_20_body">und</text:p>
          </text:deletion>
        </text:changed-region>
        <text:changed-region xml:id="ct47932416" text:id="ct47932416">
          <text:insertion>
            <office:change-info>
              <dc:creator>Reto Schneider</dc:creator>
              <dc:date>2012-06-20T09:46:00</dc:date>
            </office:change-info>
          </text:insertion>
        </text:changed-region>
        <text:changed-region xml:id="ct44672912" text:id="ct44672912">
          <text:insertion>
            <office:change-info>
              <dc:creator>Reto Schneider</dc:creator>
              <dc:date>2012-06-20T09:46:00</dc:date>
            </office:change-info>
          </text:insertion>
        </text:changed-region>
        <text:changed-region xml:id="ct48907616" text:id="ct48907616">
          <text:deletion>
            <office:change-info>
              <dc:creator>Reto Schneider</dc:creator>
              <dc:date>2012-06-20T10:13:00</dc:date>
            </office:change-info>
            <text:p text:style-name="Table_20_Contents">Sorgt</text:p>
          </text:deletion>
        </text:changed-region>
        <text:changed-region xml:id="ct49480512" text:id="ct49480512">
          <text:insertion>
            <office:change-info>
              <dc:creator>Reto Schneider</dc:creator>
              <dc:date>2012-06-20T10:13:00</dc:date>
            </office:change-info>
          </text:insertion>
        </text:changed-region>
        <text:changed-region xml:id="ct49499984" text:id="ct49499984">
          <text:insertion>
            <office:change-info>
              <dc:creator>Reto Schneider</dc:creator>
              <dc:date>2012-06-20T10:14:00</dc:date>
            </office:change-info>
          </text:insertion>
        </text:changed-region>
        <text:changed-region xml:id="ct48881136" text:id="ct48881136">
          <text:insertion>
            <office:change-info>
              <dc:creator>Reto Schneider</dc:creator>
              <dc:date>2012-06-20T09:47:00</dc:date>
            </office:change-info>
          </text:insertion>
        </text:changed-region>
        <text:changed-region xml:id="ct33314512" text:id="ct33314512">
          <text:insertion>
            <office:change-info>
              <dc:creator>Reto Schneider</dc:creator>
              <dc:date>2012-06-20T09:47:00</dc:date>
            </office:change-info>
          </text:insertion>
        </text:changed-region>
        <text:changed-region xml:id="ct49167616" text:id="ct49167616">
          <text:insertion>
            <office:change-info>
              <dc:creator>Reto Schneider</dc:creator>
              <dc:date>2012-06-20T10:09:00</dc:date>
            </office:change-info>
          </text:insertion>
        </text:changed-region>
        <text:changed-region xml:id="ct48034144" text:id="ct48034144">
          <text:insertion>
            <office:change-info>
              <dc:creator>Reto Schneider</dc:creator>
              <dc:date>2012-06-20T09:50:00</dc:date>
            </office:change-info>
          </text:insertion>
        </text:changed-region>
        <text:changed-region xml:id="ct43616176" text:id="ct43616176">
          <text:insertion>
            <office:change-info>
              <dc:creator>Reto Schneider</dc:creator>
              <dc:date>2012-06-20T09:50:00</dc:date>
            </office:change-info>
          </text:insertion>
        </text:changed-region>
        <text:changed-region xml:id="ct34898416" text:id="ct34898416">
          <text:deletion>
            <office:change-info>
              <dc:creator>Reto Schneider</dc:creator>
              <dc:date>2012-06-20T09:50:00</dc:date>
            </office:change-info>
            <text:p text:style-name="Table_20_Contents">1</text:p>
          </text:deletion>
        </text:changed-region>
        <text:changed-region xml:id="ct49059040" text:id="ct49059040">
          <text:deletion>
            <office:change-info>
              <dc:creator>Reto Schneider</dc:creator>
              <dc:date>2012-06-20T10:16:00</dc:date>
            </office:change-info>
            <text:p text:style-name="Standard">könnte </text:p>
          </text:deletion>
        </text:changed-region>
        <text:changed-region xml:id="ct49546944" text:id="ct49546944">
          <text:insertion>
            <office:change-info>
              <dc:creator>Reto Schneider</dc:creator>
              <dc:date>2012-06-20T10:16:00</dc:date>
            </office:change-info>
          </text:insertion>
        </text:changed-region>
        <text:changed-region xml:id="ct48455584" text:id="ct48455584">
          <text:deletion>
            <office:change-info>
              <dc:creator>Reto Schneider</dc:creator>
              <dc:date>2012-06-20T10:16:00</dc:date>
            </office:change-info>
            <text:p text:style-name="Standard">anfallen</text:p>
          </text:deletion>
        </text:changed-region>
        <text:changed-region xml:id="ct49680592" text:id="ct49680592">
          <text:insertion>
            <office:change-info>
              <dc:creator>Reto Schneider</dc:creator>
              <dc:date>2012-06-20T10:16:00</dc:date>
            </office:change-info>
          </text:insertion>
        </text:changed-region>
        <text:changed-region xml:id="ct49719728" text:id="ct49719728">
          <text:deletion>
            <office:change-info>
              <dc:creator>Reto Schneider</dc:creator>
              <dc:date>2012-06-20T10:16:00</dc:date>
            </office:change-info>
            <text:p text:style-name="Standard"><text:s/>vier stelligen</text:p>
          </text:deletion>
        </text:changed-region>
        <text:changed-region xml:id="ct49457312" text:id="ct49457312">
          <text:insertion>
            <office:change-info>
              <dc:creator>Reto Schneider</dc:creator>
              <dc:date>2012-06-20T10:16:00</dc:date>
            </office:change-info>
          </text:insertion>
        </text:changed-region>
        <text:changed-region xml:id="ct49680368" text:id="ct49680368">
          <text:insertion>
            <office:change-info>
              <dc:creator>Reto Schneider</dc:creator>
              <dc:date>2012-06-20T10:16:00</dc:date>
            </office:change-info>
          </text:insertion>
        </text:changed-region>
        <text:changed-region xml:id="ct47694480" text:id="ct47694480">
          <text:insertion>
            <office:change-info>
              <dc:creator>Reto Schneider</dc:creator>
              <dc:date>2012-06-20T09:50:00</dc:date>
            </office:change-info>
          </text:insertion>
        </text:changed-region>
        <text:changed-region xml:id="ct49027264" text:id="ct49027264">
          <text:deletion>
            <office:change-info>
              <dc:creator>Reto Schneider</dc:creator>
              <dc:date>2012-06-20T10:16:00</dc:date>
            </office:change-info>
            <text:p text:style-name="Standard">es</text:p>
          </text:deletion>
        </text:changed-region>
        <text:changed-region xml:id="ct49080400" text:id="ct49080400">
          <text:insertion>
            <office:change-info>
              <dc:creator>Reto Schneider</dc:creator>
              <dc:date>2012-06-20T10:16:00</dc:date>
            </office:change-info>
          </text:insertion>
        </text:changed-region>
        <text:changed-region xml:id="ct48891392" text:id="ct48891392">
          <text:insertion>
            <office:change-info>
              <dc:creator>Reto Schneider</dc:creator>
              <dc:date>2012-06-20T10:17:00</dc:date>
            </office:change-info>
          </text:insertion>
        </text:changed-region>
        <text:changed-region xml:id="ct44817632" text:id="ct44817632">
          <text:deletion>
            <office:change-info>
              <dc:creator>Reto Schneider</dc:creator>
              <dc:date>2012-06-20T09:52:00</dc:date>
            </office:change-info>
            <text:p text:style-name="Standard">sie</text:p>
          </text:deletion>
        </text:changed-region>
        <text:changed-region xml:id="ct35546944" text:id="ct35546944">
          <text:insertion>
            <office:change-info>
              <dc:creator>Reto Schneider</dc:creator>
              <dc:date>2012-06-20T09:52:00</dc:date>
            </office:change-info>
          </text:insertion>
        </text:changed-region>
        <text:changed-region xml:id="ct44427824" text:id="ct44427824">
          <text:deletion>
            <office:change-info>
              <dc:creator>Reto Schneider</dc:creator>
              <dc:date>2012-06-20T09:52:00</dc:date>
            </office:change-info>
            <text:p text:style-name="Standard">ds</text:p>
          </text:deletion>
        </text:changed-region>
        <text:changed-region xml:id="ct48545392" text:id="ct48545392">
          <text:insertion>
            <office:change-info>
              <dc:creator>Reto Schneider</dc:creator>
              <dc:date>2012-06-20T09:52:00</dc:date>
            </office:change-info>
          </text:insertion>
        </text:changed-region>
        <text:changed-region xml:id="ct45398912" text:id="ct45398912">
          <text:insertion>
            <office:change-info>
              <dc:creator>Reto Schneider</dc:creator>
              <dc:date>2012-06-20T09:51:00</dc:date>
            </office:change-info>
          </text:insertion>
        </text:changed-region>
        <text:changed-region xml:id="ct38100016" text:id="ct38100016">
          <text:deletion>
            <office:change-info>
              <dc:creator>Reto Schneider</dc:creator>
              <dc:date>2012-06-20T09:51:00</dc:date>
            </office:change-info>
            <text:p text:style-name="Standard">p</text:p>
          </text:deletion>
        </text:changed-region>
        <text:changed-region xml:id="ct45151776" text:id="ct45151776">
          <text:deletion>
            <office:change-info>
              <dc:creator>Reto Schneider</dc:creator>
              <dc:date>2012-06-20T09:51:00</dc:date>
            </office:change-info>
            <text:p text:style-name="Standard">iphone</text:p>
          </text:deletion>
        </text:changed-region>
        <text:changed-region xml:id="ct44933280" text:id="ct44933280">
          <text:insertion>
            <office:change-info>
              <dc:creator>Reto Schneider</dc:creator>
              <dc:date>2012-06-20T09:51:00</dc:date>
            </office:change-info>
          </text:insertion>
        </text:changed-region>
        <text:changed-region xml:id="ct48088944" text:id="ct48088944">
          <text:deletion>
            <office:change-info>
              <dc:creator>Reto Schneider</dc:creator>
              <dc:date>2012-06-20T09:52:00</dc:date>
            </office:change-info>
            <text:p text:style-name="Table_20_Contents">iphone</text:p>
          </text:deletion>
        </text:changed-region>
        <text:changed-region xml:id="ct47549968" text:id="ct47549968">
          <text:insertion>
            <office:change-info>
              <dc:creator>Reto Schneider</dc:creator>
              <dc:date>2012-06-20T09:52:00</dc:date>
            </office:change-info>
          </text:insertion>
        </text:changed-region>
        <text:changed-region xml:id="ct46127040" text:id="ct46127040">
          <text:deletion>
            <office:change-info>
              <dc:creator>Reto Schneider</dc:creator>
              <dc:date>2012-06-20T10:17:00</dc:date>
            </office:change-info>
            <text:p text:style-name="P1">6</text:p>
          </text:deletion>
        </text:changed-region>
        <text:changed-region xml:id="ct49785856" text:id="ct49785856">
          <text:insertion>
            <office:change-info>
              <dc:creator>Reto Schneider</dc:creator>
              <dc:date>2012-06-20T10:17:00</dc:date>
            </office:change-info>
          </text:insertion>
        </text:changed-region>
        <text:changed-region xml:id="ct47576496" text:id="ct47576496">
          <text:deletion>
            <office:change-info>
              <dc:creator>Reto Schneider</dc:creator>
              <dc:date>2012-06-20T10:19:00</dc:date>
            </office:change-info>
            <text:p text:style-name="P1">3</text:p>
          </text:deletion>
        </text:changed-region>
        <text:changed-region xml:id="ct36259872" text:id="ct36259872">
          <text:insertion>
            <office:change-info>
              <dc:creator>Reto Schneider</dc:creator>
              <dc:date>2012-06-20T10:19:00</dc:date>
            </office:change-info>
          </text:insertion>
        </text:changed-region>
        <text:changed-region xml:id="ct49141232" text:id="ct49141232">
          <text:insertion>
            <office:change-info>
              <dc:creator>Reto Schneider</dc:creator>
              <dc:date>2012-06-20T10:19:00</dc:date>
            </office:change-info>
          </text:insertion>
        </text:changed-region>
        <text:changed-region xml:id="ct49480848" text:id="ct49480848">
          <text:insertion>
            <office:change-info>
              <dc:creator>Reto Schneider</dc:creator>
              <dc:date>2012-06-20T10:19:00</dc:date>
            </office:change-info>
          </text:insertion>
        </text:changed-region>
        <text:changed-region xml:id="ct47179600" text:id="ct47179600">
          <text:deletion>
            <office:change-info>
              <dc:creator>Reto Schneider</dc:creator>
              <dc:date>2012-06-20T10:19:00</dc:date>
            </office:change-info>
            <text:p text:style-name="P1">6</text:p>
          </text:deletion>
        </text:changed-region>
        <text:changed-region xml:id="ct48860496" text:id="ct48860496">
          <text:insertion>
            <office:change-info>
              <dc:creator>Reto Schneider</dc:creator>
              <dc:date>2012-06-20T09:53:00</dc:date>
            </office:change-info>
          </text:insertion>
        </text:changed-region>
        <text:changed-region xml:id="ct48872272" text:id="ct48872272">
          <text:insertion>
            <office:change-info>
              <dc:creator>Reto Schneider</dc:creator>
              <dc:date>2012-06-20T0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9">Projektauftrag</text:p>
      <text:p text:style-name="Dokumenttitel"/>
      <text:p text:style-name="Dokumenttitel"><text:title>Naturvielfalt.ch</text:title></text:p>
      <text:p text:style-name="P11"/>
      <text:p text:style-name="P11">Version 0.2</text:p>
      <text:p text:style-name="P11"/>
      <text:p text:style-name="P33"><text:bookmark-start text:name="__RefHeading__6_1272517808"/><text:bookmark-start text:name="__RefHeading__1_1785590523"/>Historie der Dokumentversionen<text:bookmark-end text:name="__RefHeading__6_1272517808"/><text:bookmark-end text:name="__RefHeading__1_1785590523"/></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Version</text:p>
          </table:table-cell>
          <table:table-cell table:style-name="Tabelle1.A1" office:value-type="string">
            <text:p text:style-name="P5">Datum</text:p>
          </table:table-cell>
          <table:table-cell table:style-name="Tabelle1.A1" office:value-type="string">
            <text:p text:style-name="P5">Autor</text:p>
          </table:table-cell>
          <table:table-cell table:style-name="Tabelle1.D1" office:value-type="string">
            <text:p text:style-name="P5">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
      <text:p text:style-name="Standard"/>
      <text:p text:style-name="Überschrift_20_1_20_ohne"><text:bookmark-start text:name="__RefHeading__8_1272517808"/><text:bookmark-start text:name="__RefHeading__3_1785590523"/>Inhaltsverzeichnis<text:bookmark-end text:name="__RefHeading__8_1272517808"/><text:bookmark-end text:name="__RefHeading__3_1785590523"/></text:p>
      <text:table-of-content text:style-name="Sect1" text:name="Inhaltsverzeichni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13"><text:a xlink:type="simple" xlink:href="#__RefHeading__6_1272517808" text:style-name="Index_20_Link" text:visited-style-name="Index_20_Link"><text:s/>Historie der Dokumentversionen<text:tab/>2</text:a></text:p>
          <text:p text:style-name="P13"><text:a xlink:type="simple" xlink:href="#__RefHeading__8_1272517808" text:style-name="Index_20_Link" text:visited-style-name="Index_20_Link"><text:s/>Inhaltsverzeichnis<text:tab/>2</text:a></text:p>
          <text:p text:style-name="P13"><text:a xlink:type="simple" xlink:href="#__RefHeading__10_1272517808" text:style-name="Index_20_Link" text:visited-style-name="Index_20_Link">1 Einleitung<text:tab/>3</text:a></text:p>
          <text:p text:style-name="P13"><text:a xlink:type="simple" xlink:href="#__RefHeading__12_1272517808" text:style-name="Index_20_Link" text:visited-style-name="Index_20_Link">2 Details Projektauftrag<text:tab/>6</text:a></text:p>
          <text:p text:style-name="P13"><text:a xlink:type="simple" xlink:href="#__RefHeading__14_1272517808" text:style-name="Index_20_Link" text:visited-style-name="Index_20_Link">3 Anhang / Ressourcen<text:tab/>11</text:a></text:p>
        </text:index-body>
      </text:table-of-content>
      <text:section text:style-name="Sect2" text:name="Bereich2">
        <text:p text:style-name="P12"/>
        <text:h text:style-name="P30" text:outline-level="1"><text:bookmark-start text:name="__RefHeading__10_1272517808"/><text:bookmark-start text:name="__RefHeading__5_1785590523"/>Einleitung<text:bookmark-end text:name="__RefHeading__10_1272517808"/><text:bookmark-end text:name="__RefHeading__5_1785590523"/></text:h>
        <text:h text:style-name="Heading_20_2" text:outline-level="2">Allgemeines </text:h>
        <text:h text:style-name="Heading_20_3" text:outline-level="3">Zweck und Ziel dieses Dokuments</text:h>
        <text:p text:style-name="Standard">Dieses Dokument beschreibt die Rahmenbedingungen für und Anforderungen an das Projekt naturvielfalt.ch. Es dient… </text:p>
        <text:list xml:id="list1292858020" text:style-name="WW8Num3">
          <text:list-item>
            <text:p text:style-name="P19">zur Definition des Projektziels und </text:p>
          </text:list-item>
          <text:list-item>
            <text:p text:style-name="P19">des groben Projektverlaufs; <text:s/></text:p>
          </text:list-item>
          <text:list-item>
            <text:p text:style-name="P19">der Findung aller beteiligten Personen und Institutionen sowie der benötigten Ressourcen</text:p>
          </text:list-item>
          <text:list-item>
            <text:p text:style-name="P19">Kommunikation der Ziele und Meilensteine an alle Beteiligten insbesondere Albert von Felten und den Zivildienstleistenden.</text:p>
          </text:list-item>
        </text:list>
        <text:h text:style-name="Heading_20_3" text:outline-level="3">Abkürzungen</text:h>
        <text:p text:style-name="Standard">Siehe <text:a xlink:type="simple" xlink:href="http://www.naturwerk.info/wiki/naturvielfalt:glossar">http://www.naturwerk.info/wiki/naturvielfalt:glossar</text:a>.</text:p>
        <text:h text:style-name="Heading_20_2" text:outline-level="2">Projektstammdaten</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5">Rolle / Rollen</text:p>
            </table:table-cell>
            <table:table-cell table:style-name="Tabelle2.A1" office:value-type="string">
              <text:p text:style-name="P5">Name</text:p>
            </table:table-cell>
            <table:table-cell table:style-name="Tabelle2.A1" office:value-type="string">
              <text:p text:style-name="P5">Begin</text:p>
              <text:p text:style-name="P5">Ende</text:p>
            </table:table-cell>
            <table:table-cell table:style-name="Tabelle2.A1" office:value-type="string">
              <text:p text:style-name="P5">Telefon</text:p>
            </table:table-cell>
            <table:table-cell table:style-name="Tabelle2.E1" office:value-type="string">
              <text:p text:style-name="Tabellenkopf">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immer</text:p>
            </table:table-cell>
            <table:table-cell table:style-name="Tabelle2.D2" office:value-type="string">
              <text:p text:style-name="Table_20_Contents">079 327 80 41</text:p>
            </table:table-cell>
            <table:table-cell table:style-name="Tabelle2.E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April 2011</text:p>
              <text:p text:style-name="Table_20_Contents">April 2012 <text:s/></text:p>
            </table:table-cell>
            <table:table-cell table:style-name="Tabelle2.D3" office:value-type="string">
              <text:p text:style-name="Table_20_Contents">062 298 05 29</text:p>
            </table:table-cell>
            <table:table-cell table:style-name="Tabelle2.E3" office:value-type="string">
              <text:p text:style-name="Table_20_Contents">cyrill.bonjour@bjengineering.ch</text:p>
            </table:table-cell>
          </table:table-row>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2.1.2012</text:p>
              <text:p text:style-name="Table_20_Contents">3.8.2012</text:p>
            </table:table-cell>
            <table:table-cell table:style-name="Tabelle2.D4" office:value-type="string">
              <text:p text:style-name="Table_20_Contents">079 481 96 84</text:p>
            </table:table-cell>
            <table:table-cell table:style-name="Tabelle2.E4" office:value-type="string">
              <text:p text:style-name="Table_20_Contents">Reto.schneider@9300wittenbach.ch</text:p>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30.04.2012 13.07.2012</text:p>
            </table:table-cell>
            <table:table-cell table:style-name="Tabelle2.D5" office:value-type="string">
              <text:p text:style-name="Table_20_Contents">079 630 39 40</text:p>
            </table:table-cell>
            <table:table-cell table:style-name="Tabelle2.E5" office:value-type="string">
              <text:p text:style-name="Table_20_Contents"/>
            </table:table-cell>
          </table:table-row>
          <table:table-row table:style-name="Tabelle2.1">
            <table:table-cell table:style-name="Tabelle2.A7"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11.06.2012</text:p>
              <text:p text:style-name="Table_20_Contents">20.07.2012</text:p>
            </table:table-cell>
            <table:table-cell table:style-name="Tabelle2.D7" office:value-type="string">
              <text:p text:style-name="Table_20_Contents">079 607 51 40</text:p>
            </table:table-cell>
            <table:table-cell table:style-name="Tabelle2.E6" office:value-type="string">
              <text:p text:style-name="Table_20_Contents">roman.schaller@gmail.com</text:p>
            </table:table-cell>
          </table:table-row>
          <table:table-row table:style-name="Tabelle2.1">
            <table:table-cell table:style-name="Tabelle2.A7" office:value-type="string">
              <text:p text:style-name="Table_20_Contents">Zivi</text:p>
            </table:table-cell>
            <table:table-cell table:style-name="Tabelle2.B7" office:value-type="string">
              <text:p text:style-name="Table_20_Contents">Ramon Gamma</text:p>
            </table:table-cell>
            <table:table-cell table:style-name="Tabelle2.C7" office:value-type="string">
              <text:p text:style-name="Table_20_Contents">2.1.2012</text:p>
              <text:p text:style-name="Table_20_Contents">14.6.2012</text:p>
            </table:table-cell>
            <table:table-cell table:style-name="Tabelle2.D7" office:value-type="string">
              <text:p text:style-name="Table_20_Contents">076 580 59 87</text:p>
            </table:table-cell>
            <table:table-cell table:style-name="Tabelle2.E7" office:value-type="string">
              <text:p text:style-name="Table_20_Contents">ramon@gamma.li</text:p>
            </table:table-cell>
          </table:table-row>
          <table:table-row table:style-name="Tabelle2.1">
            <table:table-cell table:style-name="Tabelle2.A8" office:value-type="string">
              <text:p text:style-name="Table_20_Contents">Zivi</text:p>
            </table:table-cell>
            <table:table-cell table:style-name="Tabelle2.B8" office:value-type="string">
              <text:p text:style-name="Table_20_Contents">Simon Maurer</text:p>
            </table:table-cell>
            <table:table-cell table:style-name="Tabelle2.C8" office:value-type="string">
              <text:p text:style-name="Table_20_Contents">06.02.2012</text:p>
              <text:p text:style-name="Table_20_Contents">03.03.2012</text:p>
            </table:table-cell>
            <table:table-cell table:style-name="Tabelle2.D8" office:value-type="string">
              <text:p text:style-name="Table_20_Contents">079 732 79 81</text:p>
            </table:table-cell>
            <table:table-cell table:style-name="Tabelle2.E8" office:value-type="string">
              <text:p text:style-name="Table_20_Contents">qwe@ertz.ch</text:p>
            </table:table-cell>
          </table:table-row>
        </table:table>
        <text:p text:style-name="Ausfüllen"/>
        <text:h text:style-name="Heading_20_2" text:outline-level="2"><text:soft-page-break/>Reviewvermerke und Meeting-Protokolle </text:h>
        <text:h text:style-name="Heading_20_3" text:outline-level="3">Erstes bis n-tes Review</text:h>
        <text:p text:style-name="Standard">Es hat bis jetzt noch kein Review stattgefunden.</text:p>
        <text:h text:style-name="Heading_20_3" text:outline-level="3">Sitzungsprotokolle</text:h>
        <text:p text:style-name="Standard">Die Sitzungsprotokolle werden im Wiki abgelegt.</text:p>
        <text:p text:style-name="Standard">Link: <text:a xlink:type="simple" xlink:href="http://naturwerk.info/wiki/naturvielfalt:sitzungen">http://naturwerk.info/wiki/naturvielfalt:sitzungen</text:a></text:p>
        <text:h text:style-name="P30" text:outline-level="1"><text:bookmark-start text:name="__RefHeading__12_1272517808"/><text:bookmark-start text:name="__RefHeading__7_1785590523"/>Details Projektauftrag<text:change-start text:change-id="ct48659712"/><office:annotation><dc:creator>Reto Schneider</dc:creator><dc:date>2012-06-20T10:09:52</dc:date><text:p text:style-name="P35"><text:span text:style-name="T7">Motivationsschreiben von Albert einbauen?</text:span></text:p></office:annotation><text:bookmark-end text:name="__RefHeading__12_1272517808"/><text:bookmark-end text:name="__RefHeading__7_1785590523"/><text:change-end text:change-id="ct48659712"/></text:h>
        <text:h text:style-name="Heading_20_2" text:outline-level="2">Ziele des Projekts</text:h>
        <text:h text:style-name="Heading_20_3" text:outline-level="3">Übersicht Projektziele</text:h>
        <text:list xml:id="list10175409051" text:style-name="L1">
          <text:list-item>
            <text:p text:style-name="P20">Hauptziel: Erstellung einer Internetplatform, bei der jedermann Arten-Beobachtungen erfassen und wieder anschauen kann.</text:p>
          </text:list-item>
          <text:list-item>
            <text:p text:style-name="P20">Nebenziel 1: Die Beobachtungen können unter den Nutzern geteilt werden.</text:p>
          </text:list-item>
          <text:list-item>
            <text:p text:style-name="P20">Nebenziel 2: Laien können eine ansprechende Artendatenbank durchsuchen.</text:p>
          </text:list-item>
          <text:list-item>
            <text:p text:style-name="P20">Nebenziel 3: Beobachtungen können direkt an Datenzentren wie de<text:change text:change-id="ct45628560"/><text:change-start text:change-id="ct45186496"/>m<text:change-end text:change-id="ct45186496"/> CRSF verschickt werden.</text:p>
          </text:list-item>
          <text:list-item>
            <text:p text:style-name="P20">Nebenziel 4: Laien können Aufnahmen von Arten in das Portal stellen, damit Experten später die Bestimmung vornehmen können.</text:p>
          </text:list-item>
        </text:list>
        <text:h text:style-name="Heading_20_3" text:outline-level="3">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3">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3">Nutzen für Kunden:<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3">Nutzen für Datenzentren:</text:span><text:line-break/>Mehr Beobachtungsmaterial durch einfachere und schnellere Erfassung.</text:p>
        <text:p text:style-name="Text_20_body"><text:span text:style-name="T3">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pan text:style-name="T3">Nutzen für Naturwerk:</text:span><text:span text:style-name="T4"><text:line-break/>Mehr </text:span><text:change-start text:change-id="ct45049024"/><text:span text:style-name="T4"><office:annotation><dc:creator>Reto Schneider</dc:creator><dc:date>2012-06-20T10:11:17</dc:date><text:p text:style-name="P36"><text:span text:style-name="T8">Sprichst du hier bewusst von Kunden und nicht von Benutzern? Falls ja: im Glossar definieren</text:span></text:p></office:annotation></text:span><text:change-end text:change-id="ct45049024"/><text:span text:style-name="T4">Kunden durch niedrigere Einstiegshürde.</text:span></text:p>
        <text:p text:style-name="Text_20_body"><text:soft-page-break/><text:span text:style-name="T3">Nutzen für Kunden:<text:line-break/></text:span><text:span text:style-name="T4">Neue Kunden können schnell mitarbeiten. Erfahrene Kunden können ihr Wissen weitergeben.</text:span><text:change-start text:change-id="ct45984416"/></text:p>
        <text:h text:style-name="Heading_20_4" text:outline-level="4"><text:span text:style-name="T4">Nebenziel 3</text:span></text:h>
        <text:p text:style-name="Text_20_body"><text:span text:style-name="T4">TODO</text:span></text:p>
        <text:h text:style-name="Heading_20_4" text:outline-level="4"><text:span text:style-name="T4">Nebenziel 4</text:span><text:change-end text:change-id="ct45984416"/><text:change-start text:change-id="ct47237840"/></text:h>
        <text:p text:style-name="Text_20_body"><text:span text:style-name="T4">TODO</text:span><text:change-end text:change-id="ct47237840"/></text:p>
        <text:h text:style-name="Heading_20_3" text:outline-level="3">Kennzahlen zur Zielerreichung</text:h>
        <text:list xml:id="list15903634301" text:style-name="L2">
          <text:list-item>
            <text:p text:style-name="P21">Hauptziel: 200 Benutzer <text:change-start text:change-id="ct49139360"/><office:annotation><dc:creator>Reto Schneider</dc:creator><dc:date>2012-06-20T10:11:50</dc:date><text:p text:style-name="P35"><text:span text:style-name="T7">Müsste etwas genauer definiert sein.</text:span></text:p></office:annotation><text:change-end text:change-id="ct49139360"/>ein Jahr nach dem Go-Live</text:p>
          </text:list-item>
          <text:list-item>
            <text:p text:style-name="P21">Hauptziel: 500 Benutzer zwei Jahre nach dem Go-Live</text:p>
          </text:list-item>
          <text:list-item>
            <text:p text:style-name="P21">Nebenziel 1: Zusammenarbeit mit mind. 3 der 7 Datenzentren<text:change-start text:change-id="ct49197056"/><office:annotation><dc:creator>Reto Schneider</dc:creator><dc:date>2012-06-20T10:12:10</dc:date><text:p text:style-name="P35"><text:span text:style-name="T7">Diese Datenzenter irgendwo aufzählen?</text:span></text:p></office:annotation><text:change-end text:change-id="ct49197056"/></text:p>
          </text:list-item>
          <text:list-item>
            <text:p text:style-name="P21">Nebenziel 2: Funktionierende Community</text:p>
          </text:list-item>
        </text:list>
        <text:h text:style-name="Heading_20_2" text:outline-level="2">Aufgabenstellung</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text:change-start text:change-id="ct45973904"/>, abgesehen <text:change-end text:change-id="ct45973904"/><text:change text:change-id="ct33327232"/><text:change-start text:change-id="ct45560992"/>von der <text:change-end text:change-id="ct45560992"/>i<text:change-start text:change-id="ct43387024"/>P<text:change-end text:change-id="ct43387024"/><text:change text:change-id="ct45317648"/>hone App<text:change text:change-id="ct43589728"/><text:change-start text:change-id="ct45144672"/>,<text:change-end text:change-id="ct45144672"/> werden auf dieser Platform angeboten.</text:p>
        <text:h text:style-name="Heading_20_3" text:outline-level="3"><text:change text:change-id="ct47823056"/><text:change-start text:change-id="ct41924368"/><text:span text:style-name="T6">iPhone</text:span><text:change-end text:change-id="ct41924368"/> App zur Erfassung (Nebenziel 1)</text:h>
        <text:p text:style-name="Standard">Um auf dem Feld schnell Beobachtungen erfassen zu können<text:change-start text:change-id="ct44899056"/>,<text:change-end text:change-id="ct44899056"/> wird eine i<text:change text:change-id="ct47203264"/><text:change-start text:change-id="ct47507984"/>P<text:change-end text:change-id="ct47507984"/>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12928580201" text:style-name="L3">
          <text:list-item>
            <text:p text:style-name="P27">Für alle anderen</text:p>
          </text:list-item>
          <text:list-item>
            <text:p text:style-name="P27">Nur für <text:change-start text:change-id="ct46596608"/>ausgewählte Personen<text:change-end text:change-id="ct46596608"/><text:change text:change-id="ct46020480"/><text:change-start text:change-id="ct45228752"/><office:annotation><dc:creator>Reto Schneider</dc:creator><dc:date>2012-06-20T09:48:05</dc:date><text:p text:style-name="P35"><text:span text:style-name="T7">Freunde gibt es aktuell nicht – es können aber Gruppen gebildet und diesen Rechte übertragen werden.</text:span></text:p></office:annotation><text:change-end text:change-id="ct45228752"/></text:p>
          </text:list-item>
        </text:list>
        <text:p text:style-name="Standard">Der Benutzer kann seine Beobachtungen nur für sich erfassen oder er kann sie mit anderen teilen. <text:change text:change-id="ct48322192"/><text:change-start text:change-id="ct37810464"/><office:annotation><dc:creator>Reto Schneider</dc:creator><dc:date>2012-06-20T09:45:31</dc:date><text:p text:style-name="P35"><text:span text:style-name="T7">Woher sollen wir die Daten haben? Ist das wirklich ein Mussziel?</text:span></text:p></office:annotation><text:change-end text:change-id="ct37810464"/><text:change text:change-id="ct45535840"/>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text:change text:change-id="ct47376192"/><text:change-start text:change-id="ct47932416"/>sowie<text:change-end text:change-id="ct47932416"/> der Nutzer gespiesen.</text:p>
        <text:h text:style-name="Heading_20_3" text:outline-level="3">Beobachtungen an Datenzentren weitergeben (Nebenziel 1)</text:h>
        <text:p text:style-name="P14">Der Erfasser von Beobachtungen soll die Möglichkeit haben<text:change-start text:change-id="ct44672912"/>,<text:change-end text:change-id="ct44672912"/> seine Daten direkt an die Datenzenter zu verschicken.</text:p>
        <text:h text:style-name="Heading_20_3" text:outline-level="3">Artenbestimmung über Community (Nebenziel 2)</text:h>
        <text:p text:style-name="P14">Laien sollen die Möglichkeit haben, Beobachtungen zu fotografieren und die Art über die Community bestimmen zu lassen.</text:p>
        <text:h text:style-name="Heading_20_3" text:outline-level="3"><text:soft-page-break/>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header-rows>
            <table:table-row table:style-name="Rollen.1">
              <table:table-cell table:style-name="Rollen.A1" office:value-type="float" office:value="0">
                <text:p text:style-name="P18">Rolle</text:p>
              </table:table-cell>
              <table:table-cell table:style-name="Rollen.B1" office:value-type="float" office:value="0">
                <text:p text:style-name="P15">Auftraggeber<text:line-break/>Albert von Felten</text:p>
              </table:table-cell>
              <table:table-cell table:style-name="Rollen.B1" office:value-type="float" office:value="0">
                <text:p text:style-name="P15">Projektleiter</text:p>
              </table:table-cell>
              <table:table-cell table:style-name="Rollen.B1" office:value-type="float" office:value="0">
                <text:p text:style-name="P15">Technischer Leiter</text:p>
              </table:table-cell>
              <table:table-cell table:style-name="Rollen.E1" office:value-type="float" office:value="0">
                <text:p text:style-name="P15">Zivis</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P1">X</text:p>
            </table:table-cell>
            <table:table-cell table:style-name="Rollen.C2">
              <text:p text:style-name="P1"/>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Aufnahme von Anforderungen</text:p>
            </table:table-cell>
            <table:table-cell table:style-name="Rollen.B4" office:value-type="string">
              <text:p text:style-name="P1">X</text:p>
            </table:table-cell>
            <table:table-cell table:style-name="Rollen.C4" office:value-type="string">
              <text:p text:style-name="P1">X</text:p>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Priorisierung</text:p>
            </table:table-cell>
            <table:table-cell table:style-name="Rollen.B4" office:value-type="string">
              <text:p text:style-name="P1">X</text:p>
            </table:table-cell>
            <table:table-cell table:style-name="Rollen.C4" office:value-type="string">
              <text:p text:style-name="P1">X</text:p>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Überprüfen des Fortschritts</text:p>
            </table:table-cell>
            <table:table-cell table:style-name="Rollen.C2">
              <text:p text:style-name="P1"/>
            </table:table-cell>
            <table:table-cell table:style-name="Rollen.C11" office:value-type="string">
              <text:p text:style-name="P1">X</text:p>
            </table:table-cell>
            <table:table-cell table:style-name="Rollen.C2">
              <text:p text:style-name="P1"/>
            </table:table-cell>
            <table:table-cell table:style-name="Rollen.E2">
              <text:p text:style-name="P1"/>
            </table:table-cell>
          </table:table-row>
          <table:table-row>
            <table:table-cell table:style-name="Rollen.A2" office:value-type="float" office:value="0">
              <text:p text:style-name="Table_20_Contents">Wartung der Server-Infrastruktur</text:p>
            </table:table-cell>
            <table:table-cell table:style-name="Rollen.C2">
              <text:p text:style-name="P1"/>
            </table:table-cell>
            <table:table-cell table:style-name="Rollen.C11" office:value-type="string">
              <text:p text:style-name="P1"/>
            </table:table-cell>
            <table:table-cell table:style-name="Rollen.D11" office:value-type="string">
              <text:p text:style-name="P1">X</text:p>
            </table:table-cell>
            <table:table-cell table:style-name="Rollen.E2">
              <text:p text:style-name="P1"/>
            </table:table-cell>
          </table:table-row>
          <table:table-row>
            <table:table-cell table:style-name="Rollen.A2" office:value-type="float" office:value="0">
              <text:p text:style-name="Table_20_Contents"><text:change text:change-id="ct48907616"/><text:change-start text:change-id="ct49480512"/>Verantwortlich<text:change-end text:change-id="ct49480512"/> für konsistentes Software-Design<text:change-start text:change-id="ct49499984"/> und technische Entscheide sowie deren Durchsetzung<text:change-end text:change-id="ct49499984"/></text:p>
            </table:table-cell>
            <table:table-cell table:style-name="Rollen.C2">
              <text:p text:style-name="P1"/>
            </table:table-cell>
            <table:table-cell table:style-name="Rollen.C11" office:value-type="string">
              <text:p text:style-name="P1"/>
            </table:table-cell>
            <table:table-cell table:style-name="Rollen.D11" office:value-type="string">
              <text:p text:style-name="P1">X</text:p>
            </table:table-cell>
            <table:table-cell table:style-name="Rollen.E7" office:value-type="string">
              <text:p text:style-name="P1"/>
            </table:table-cell>
          </table:table-row>
          <table:table-row>
            <table:table-cell table:style-name="Rollen.A2" office:value-type="float" office:value="0">
              <text:p text:style-name="Table_20_Contents">Umsetzung von Features / Beheben von Bugs</text:p>
            </table:table-cell>
            <table:table-cell table:style-name="Rollen.C2">
              <text:p text:style-name="P1"/>
            </table:table-cell>
            <table:table-cell table:style-name="Rollen.C11" office:value-type="string">
              <text:p text:style-name="P1"/>
            </table:table-cell>
            <table:table-cell table:style-name="Rollen.D11" office:value-type="string">
              <text:p text:style-name="P1">X</text:p>
            </table:table-cell>
            <table:table-cell table:style-name="Rollen.E8" office:value-type="string">
              <text:p text:style-name="P1">X</text:p>
            </table:table-cell>
          </table:table-row>
          <table:table-row>
            <table:table-cell table:style-name="Rollen.A2" office:value-type="float" office:value="0">
              <text:p text:style-name="Table_20_Contents">Testing</text:p>
            </table:table-cell>
            <table:table-cell table:style-name="Rollen.C2">
              <text:p text:style-name="P1"/>
            </table:table-cell>
            <table:table-cell table:style-name="Rollen.C11" office:value-type="string">
              <text:p text:style-name="P1">X</text:p>
            </table:table-cell>
            <table:table-cell table:style-name="Rollen.D11" office:value-type="string">
              <text:p text:style-name="P1">X</text:p>
            </table:table-cell>
            <table:table-cell table:style-name="Rollen.E11" office:value-type="string">
              <text:p text:style-name="P1">X</text:p>
            </table:table-cell>
          </table:table-row>
          <table:table-row>
            <table:table-cell table:style-name="Rollen.A2" office:value-type="float" office:value="0">
              <text:p text:style-name="Table_20_Contents"><text:change-start text:change-id="ct48881136"/>Akzeptanztest<text:change-end text:change-id="ct48881136"/></text:p>
            </table:table-cell>
            <table:table-cell table:style-name="Rollen.B10" office:value-type="string">
              <text:p text:style-name="P1"><text:change-start text:change-id="ct33314512"/>X<text:change-end text:change-id="ct33314512"/></text:p>
            </table:table-cell>
            <table:table-cell table:style-name="Rollen.C11" office:value-type="string">
              <text:p text:style-name="P1"/>
            </table:table-cell>
            <table:table-cell table:style-name="Rollen.D11" office:value-type="string">
              <text:p text:style-name="P1"/>
            </table:table-cell>
            <table:table-cell table:style-name="Rollen.E11" office:value-type="string">
              <text:p text:style-name="P1"/>
            </table:table-cell>
          </table:table-row>
          <table:table-row>
            <table:table-cell table:style-name="Rollen.A2" office:value-type="float" office:value="0">
              <text:p text:style-name="Table_20_Contents">Kundensupport</text:p>
            </table:table-cell>
            <table:table-cell table:style-name="Rollen.B11" office:value-type="string">
              <text:p text:style-name="P1">X</text:p>
            </table:table-cell>
            <table:table-cell table:style-name="Rollen.C11" office:value-type="string">
              <text:p text:style-name="P1"/>
            </table:table-cell>
            <table:table-cell table:style-name="Rollen.D11" office:value-type="string">
              <text:p text:style-name="P1"/>
            </table:table-cell>
            <table:table-cell table:style-name="Rollen.E11" office:value-type="string">
              <text:p text:style-name="P1"/>
            </table:table-cell>
          </table:table-row>
        </table:table>
        <text:p text:style-name="Standard"><text:change-start text:change-id="ct49167616"/><office:annotation><dc:creator>Reto Schneider</dc:creator><dc:date>2012-06-20T10:09:10</dc:date><text:p text:style-name="P35"><text:span text:style-name="T7">Externe Partner ebenfalls aufführen?</text:span></text:p></office:annotation><text:change-end text:change-id="ct49167616"/></text:p>
        <text:h text:style-name="Heading_20_2" text:outline-level="2">Rahmenbedingungen, kritische Erfolgsfaktoren</text:h>
        <text:list xml:id="list548687020" text:style-name="L4">
          <text:list-item>
            <text:p text:style-name="P22">Über die Fauna und Flora müssen <text:span text:style-name="T2">geeignete Daten</text:span> vorliegen</text:p>
          </text:list-item>
          <text:list-item>
            <text:p text:style-name="P22">Die Zivis werden alle paar Monate wechseln. Daher ist unbedingt ein <text:span text:style-name="T2">Projektleiter erforderlich</text:span>, der das Ziel vor Augen hält. Nicht weniger notwendig ist ein <text:span text:style-name="T2">technischer Leiter</text:span>, der die Software-Architektur zusammenhällt und die neuen Zivis instruieren kann.</text:p>
          </text:list-item>
          <text:list-item>
            <text:p text:style-name="P22">Sobald ein Marktplayer da ist, der das gleiche Ziel als Software-Haus verfolgt, müsste das Zivi-Konzept überdacht werden.</text:p>
          </text:list-item>
          <text:list-item>
            <text:p text:style-name="P22">Sobald die Platform online ist, können Fragen und Anregungen von echten Kunden kommen. Die müssen seriös bearbeitet werden.</text:p>
          </text:list-item>
        </text:list>
        <text:h text:style-name="Heading_20_2" text:outline-level="2">Ressourcen</text:h>
        <text:list xml:id="list1387902859" text:style-name="L5">
          <text:list-item>
            <text:p text:style-name="P23">Ein Server und einen Administrator ist zwingend notwendig.</text:p>
          </text:list-item>
          <text:list-item>
            <text:p text:style-name="P23">Gute Kontakte mit den Datenzentren sind sehr von Vorteil, da sich der Datenaustausch damit wesentlich einfacher gestalten lässt.</text:p>
          </text:list-item>
        </text:list>
        <text:h text:style-name="Heading_20_2" text:outline-level="2">Budget</text:h>
        <text:p text:style-name="Standard">Warum ein Budget? Die Anleitung zu dieser Vorlage sagt darüber folgendes:</text:p>
        <text:p text:style-name="Ausfüllen">Das Budget <text:span text:style-name="T1">muss</text:span> definiert sein, wenn das Projekt einer Zustimmung bedarf. Es <text:span text:style-name="T1">muss</text:span> definiert sein, wenn Sie ganz allein am Projekt arbeiten. Es <text:span text:style-name="T1">muss</text:span> selbst dann definiert sein, wenn Sie wissen, dass die reine Nennung der Zahlen schon eine Genehmigung unwahrscheinlich macht. Und die Zahl muss so <text:span text:style-name="T1">realistisch</text:span> sein, dass Abweichungen im Nachhinein nicht als „Pfusch“ dargestellt werden können.</text:p>
        <text:h text:style-name="Heading_20_3" text:outline-level="3"><text:soft-page-break/>Ausgaben bis Ende 2013 (1.5 Jahre)</text:h>
        <table:table table:name="Ausgaben" table:style-name="Ausgaben">
          <table:table-column table:style-name="Ausgaben.A"/>
          <table:table-column table:style-name="Ausgaben.B"/>
          <table:table-row table:style-name="Ausgaben.1">
            <table:table-cell table:style-name="Ausgaben.A1" office:value-type="float" office:value="0">
              <text:p text:style-name="P16">Position</text:p>
            </table:table-cell>
            <table:table-cell table:style-name="Ausgaben.B1" office:value-type="float" office:value="0">
              <text:p text:style-name="P17">CHF</text:p>
            </table:table-cell>
          </table:table-row>
          <table:table-row>
            <table:table-cell table:style-name="Ausgaben.A2" office:value-type="float" office:value="0">
              <text:p text:style-name="Table_20_Contents">Zivis<text:line-break/>Durchschnittlich 2 Zivis à je 30 CHF<text:change-start text:change-id="ct48034144"/> pro Tag<text:change-end text:change-id="ct48034144"/> à 1.5 Jahre</text:p>
            </table:table-cell>
            <table:table-cell table:style-name="Ausgaben.B2" office:value-type="string">
              <text:p text:style-name="Table_20_Contents">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Table_20_Contents">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Table_20_Contents">?.--</text:p>
            </table:table-cell>
          </table:table-row>
          <table:table-row>
            <table:table-cell table:style-name="Ausgaben.A5" office:value-type="float" office:value="0">
              <text:p text:style-name="Table_20_Contents">Büro</text:p>
            </table:table-cell>
            <table:table-cell table:style-name="Ausgaben.B5" office:value-type="string">
              <text:p text:style-name="Table_20_Contents">?.--</text:p>
            </table:table-cell>
          </table:table-row>
          <table:table-row>
            <table:table-cell table:style-name="Ausgaben.A5" office:value-type="float" office:value="0">
              <text:p text:style-name="Table_20_Contents">Notebooks / Server</text:p>
            </table:table-cell>
            <table:table-cell table:style-name="Ausgaben.B6" office:value-type="string">
              <text:p text:style-name="Table_20_Contents"><text:change-start text:change-id="ct43616176"/>2<text:change-end text:change-id="ct43616176"/><text:change text:change-id="ct34898416"/>'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Table_20_Contents">500.--</text:p>
            </table:table-cell>
          </table:table-row>
          <table:table-row>
            <table:table-cell table:style-name="Ausgaben.A5" office:value-type="float" office:value="0">
              <text:p text:style-name="Table_20_Contents">Total</text:p>
            </table:table-cell>
            <table:table-cell table:style-name="Ausgaben.B8" office:value-type="string">
              <text:p text:style-name="Table_20_Contents">&gt; 40'850.--</text:p>
            </table:table-cell>
          </table:table-row>
        </table:table>
        <text:p text:style-name="Standard"/>
        <text:h text:style-name="Heading_20_3" text:outline-level="3">Einnahmen bis Ende 2013 (1.5 Jahre)</text:h>
        <text:p text:style-name="Standard">Falls eine Zusammenarbeit mit Info-Flora entsteht, <text:change text:change-id="ct49059040"/><text:change-start text:change-id="ct49546944"/>kann es sein, dass <text:change-end text:change-id="ct49546944"/>für die Weiterentwicklung der App eine finanzielle Unterstützung <text:change text:change-id="ct48455584"/><text:change-start text:change-id="ct49680592"/>angeboten wird<text:change-end text:change-id="ct49680592"/>. Ich würde mal mit einem<text:change text:change-id="ct49719728"/> <text:change-start text:change-id="ct49457312"/>vierstelligen <text:change-end text:change-id="ct49457312"/>Betrag rechnen.</text:p>
        <text:h text:style-name="Heading_20_3" text:outline-level="3">Rentabilitätsbetrachtung</text:h>
        <text:p text:style-name="Standard">Es ist sehr schwer zu sagen, ob dieses Projekt je „Geld“ abwerfen wird. Es ist <text:change-start text:change-id="ct49680368"/>aber <text:change-end text:change-id="ct49680368"/>auch nicht das primäre Ziel<text:change-start text:change-id="ct47694480"/>,<text:change-end text:change-id="ct47694480"/> zumal <text:change text:change-id="ct49027264"/><text:change-start text:change-id="ct49080400"/>d<text:change-end text:change-id="ct49080400"/><text:change-start text:change-id="ct48891392"/>as Projekt<text:change-end text:change-id="ct48891392"/> von einem gemeinnützigen Verein getragen wird.</text:p>
        <text:p text:style-name="Standard">Als Einnahmequellen stehen die folgenden Optionen offen:</text:p>
        <text:list xml:id="list1959422082" text:style-name="L6">
          <text:list-item>
            <text:p text:style-name="P24">Unterstützung durch die Eidgenössischen Datenzentren.<text:line-break/>Sie können gezielte Entwicklungen mitfinanzieren, wenn <text:change text:change-id="ct44817632"/><text:change-start text:change-id="ct35546944"/>diese<text:change-end text:change-id="ct35546944"/> im Sinne der Datenzentren sind.</text:p>
          </text:list-item>
          <text:list-item>
            <text:p text:style-name="P24">Google Ad<text:change text:change-id="ct44427824"/><text:change-start text:change-id="ct48545392"/>S<text:change-end text:change-id="ct48545392"/>ense: Werbung von Google auf naturvielfalt.ch</text:p>
          </text:list-item>
          <text:list-item>
            <text:p text:style-name="P24">Kostenpflichtige i<text:change-start text:change-id="ct45398912"/>P<text:change-end text:change-id="ct45398912"/><text:change text:change-id="ct38100016"/>hone App</text:p>
          </text:list-item>
          <text:list-item>
            <text:p text:style-name="P24">Donation-Button auf der Website oder im <text:change text:change-id="ct45151776"/><text:change-start text:change-id="ct44933280"/><text:span text:style-name="T5">iPhone</text:span><text:change-end text:change-id="ct44933280"/> App</text:p>
          </text:list-item>
          <text:list-item>
            <text:p text:style-name="P24">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Übersicht der Meilensteine</text:h>
        <table:table table:name="Tabelle4" table:style-name="Tabelle4">
          <table:table-column table:style-name="Tabelle4.A"/>
          <table:table-column table:style-name="Tabelle4.B"/>
          <table:table-row table:style-name="Tabelle4.1">
            <table:table-cell table:style-name="Tabelle4.A1" office:value-type="string">
              <text:p text:style-name="P4">Projekt(neu)start</text:p>
            </table:table-cell>
            <table:table-cell table:style-name="Tabelle4.B1" office:value-type="string">
              <text:p text:style-name="P31">25.06.2012</text:p>
            </table:table-cell>
          </table:table-row>
          <table:table-row table:style-name="Tabelle4.1">
            <table:table-cell table:style-name="Tabelle4.A1" office:value-type="string">
              <text:p text:style-name="Table_20_Contents">Go-Live der Website und der <text:change text:change-id="ct48088944"/><text:change-start text:change-id="ct47549968"/><text:span text:style-name="T5">iPhone</text:span><text:change-end text:change-id="ct47549968"/> App</text:p>
            </table:table-cell>
            <table:table-cell table:style-name="Tabelle4.B1" office:value-type="string">
              <text:p text:style-name="P1">16.0<text:change text:change-id="ct46127040"/><text:change-start text:change-id="ct49785856"/>7<text:change-end text:change-id="ct49785856"/>.2012</text:p>
            </table:table-cell>
          </table:table-row>
          <table:table-row table:style-name="Tabelle4.1">
            <table:table-cell table:style-name="Tabelle4.A1" office:value-type="string">
              <text:p text:style-name="Table_20_Contents">CRSF-Anbindung</text:p>
            </table:table-cell>
            <table:table-cell table:style-name="Tabelle4.B1" office:value-type="string">
              <text:p text:style-name="P1">31.12.2012</text:p>
            </table:table-cell>
          </table:table-row>
          <table:table-row table:style-name="Tabelle4.1">
            <table:table-cell table:style-name="Tabelle4.A1" office:value-type="string">
              <text:p text:style-name="Table_20_Contents">Beobachtungen teilen</text:p>
            </table:table-cell>
            <table:table-cell table:style-name="Tabelle4.B1" office:value-type="string">
              <text:p text:style-name="P1">31.0<text:change text:change-id="ct47576496"/><text:change-start text:change-id="ct36259872"/>8<text:change-end text:change-id="ct36259872"/>.2012</text:p>
            </table:table-cell>
          </table:table-row>
          <table:table-row table:style-name="Tabelle4.1">
            <table:table-cell table:style-name="Tabelle4.A1" office:value-type="string">
              <text:p text:style-name="Table_20_Contents">Arten<text:change-start text:change-id="ct49141232"/>info<text:change-end text:change-id="ct49141232"/>datenbank</text:p>
            </table:table-cell>
            <table:table-cell table:style-name="Tabelle4.B1" office:value-type="string">
              <text:p text:style-name="P1">30.0<text:change-start text:change-id="ct49480848"/>8<text:change-end text:change-id="ct49480848"/><text:change text:change-id="ct47179600"/>.2012</text:p>
            </table:table-cell>
          </table:table-row>
          <table:table-row table:style-name="Tabelle4.1">
            <table:table-cell table:style-name="Tabelle4.A1" office:value-type="string">
              <text:p text:style-name="Table_20_Contents">Anbindung weiterer Datenzenter</text:p>
            </table:table-cell>
            <table:table-cell table:style-name="Tabelle4.B1" office:value-type="string">
              <text:p text:style-name="P1">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P1">31.12.2012</text:p>
            </table:table-cell>
          </table:table-row>
        </table:table>
        <text:p text:style-name="P25"/>
        <text:h text:style-name="Heading_20_4" text:outline-level="4"><text:soft-page-break/>Milestone Go-Live</text:h>
        <text:p text:style-name="Standard">Das Projekt soll bis mitte Juli 2012 online gehen. Mindestens folgende Funktionalitäten sollen für ein Go-Live erfüllt sein:</text:p>
        <text:list xml:id="list1441033642" text:style-name="L7">
          <text:list-item>
            <text:p text:style-name="P26">iPhone App, mit dem schnell und einfach Flora-Organismen erfasst werden können.</text:p>
          </text:list-item>
          <text:list-item>
            <text:p text:style-name="P26">Eine Internetplatform, die über das Projekt informiert und die aktuell verfügbaren Features dokumentiert.<text:change-start text:change-id="ct48860496"/><office:annotation><dc:creator>Reto Schneider</dc:creator><dc:date>2012-06-20T09:53:27</dc:date><text:p text:style-name="P35"><text:span text:style-name="T7">Wie bitte was? Meinst du das Wiki? Eine FAQ auf der Webseite?</text:span></text:p></office:annotation><text:change-end text:change-id="ct48860496"/></text:p>
          </text:list-item>
          <text:list-item>
            <text:p text:style-name="P26">Eine Internetplatform auf der sich die Benutzer anmelden und ihre Einzelbeobachtungen erfassen und betrachten können.</text:p>
          </text:list-item>
        </text:list>
        <text:h text:style-name="Heading_20_4" text:outline-level="4">Milestone CRSF-Anbindung</text:h>
        <text:p text:style-name="Text_20_body">Ende 2012 sollen Einzelbeobachtungen direkt an CRSF übermittelt werden können.</text:p>
        <text:h text:style-name="Heading_20_4" text:outline-level="4">Milestone Beobachtungen teilen</text:h>
        <text:p text:style-name="Text_20_body">Ende März 2013 sollen Beobachtungen unter den Benutzern geteilt werden können. Dabei werden die Datenschutzrichtlinien vom CRSF berücksichtigt.</text:p>
        <text:h text:style-name="Heading_20_4" text:outline-level="4">Milestone Artendatenbank</text:h>
        <text:p text:style-name="Text_20_body">Mitte 2013 soll eine Artendatenbank zur Verfügung stehen, in der die Arten durchsucht werden können.</text:p>
        <text:h text:style-name="Heading_20_4" text:outline-level="4">Milestone Anbindung weiterer Datenzenter</text:h>
        <text:p text:style-name="Text_20_body">Die Datenzentren &lt;Hier alle Datenzenter auflisten&gt; sollen kontaktiert werden und mit ihnen über einen Datenaustausch gesprochen werden. Falls möglich sollten die Daten direkt an diese Datenzenter geschickt werden. Im Gegenzug soll eine finanzielle Unterstützung vereinbart werden, damit der automatische Datenaustausch realisiert werden kann.</text:p>
        <text:h text:style-name="Heading_20_4" text:outline-level="4">Milestone Artenbestimmung über Community</text:h>
        <text:p text:style-name="Text_20_body">Mit dem letzten Milestone soll das letzte Teilziel erreicht werden. Beobachtungen sollen <text:change-start text:change-id="ct48872272"/><office:annotation><dc:creator>Reto Schneider</dc:creator><dc:date>2012-06-20T09:54:31</dc:date><text:p text:style-name="P35"><text:span text:style-name="T7">Hier fehlt noch Text.</text:span></text:p></office:annotation><text:change-end text:change-id="ct48872272"/></text:p>
        <text:h text:style-name="Heading_20_2" text:outline-level="2">Bemerkungen</text:h>
        <text:p text:style-name="Standard">Aktuell noch keine vorhanden.</text:p>
        <text:h text:style-name="Heading_20_2" text:outline-level="2">Freigabe / Projektentscheid </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5">Datum:</text:p>
            </table:table-cell>
            <table:table-cell table:style-name="Tabelle5.B1" office:value-type="string">
              <text:p text:style-name="P7"/>
            </table:table-cell>
          </table:table-row>
          <table:table-row table:style-name="Tabelle5.1">
            <table:table-cell table:style-name="Tabelle5.A1" office:value-type="string">
              <text:p text:style-name="P5">Unterschrift Auftraggeber:</text:p>
            </table:table-cell>
            <table:table-cell table:style-name="Tabelle5.B1" office:value-type="string">
              <text:p text:style-name="P7"/>
            </table:table-cell>
          </table:table-row>
          <table:table-row table:style-name="Tabelle5.1">
            <table:table-cell table:style-name="Tabelle5.A1" office:value-type="string">
              <text:p text:style-name="P5">Unterschrift Projektleiter: </text:p>
            </table:table-cell>
            <table:table-cell table:style-name="Tabelle5.B1" office:value-type="string">
              <text:p text:style-name="P7"/>
            </table:table-cell>
          </table:table-row>
          <table:table-row table:style-name="Tabelle5.1">
            <table:table-cell table:style-name="Tabelle5.A1" office:value-type="string">
              <text:p text:style-name="P5">&lt;Weitere Unterschriften&gt;:</text:p>
            </table:table-cell>
            <table:table-cell table:style-name="Tabelle5.B1" office:value-type="string">
              <text:p text:style-name="P7"/>
            </table:table-cell>
          </table:table-row>
        </table:table>
        <text:p text:style-name="Standard"/>
        <text:h text:style-name="P30" text:outline-level="1"><text:bookmark-start text:name="__RefHeading__14_1272517808"/><text:bookmark-start text:name="__RefHeading__9_1785590523"/>Anhang / Ressourcen<text:bookmark-end text:name="__RefHeading__14_1272517808"/><text:bookmark-end text:name="__RefHeading__9_1785590523"/></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fo:color="#ff0000"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10</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Vertraulich!</text:p>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10</text:page-number> von <text:page-count style:num-format="1">10</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6-20T10:20:38</dc:date>
    <meta:print-date>2007-09-03T12:43:00</meta:print-date>
    <meta:editing-cycles>192</meta:editing-cycles>
    <meta:editing-duration>P2171DT19H31M29S</meta:editing-duration>
    <meta:generator>LibreOffice/3.5$Linux_X86_64 LibreOffice_project/350m1$Build-2</meta:generator>
    <dc:creator>Reto Schneider</dc:creator>
    <meta:document-statistic meta:table-count="7" meta:image-count="0" meta:object-count="0" meta:page-count="10" meta:paragraph-count="278" meta:word-count="1549" meta:character-count="9604" meta:non-whitespace-character-count="10046"/>
    <meta:user-defined meta:name="Info 1"/>
    <meta:user-defined meta:name="Info 2"/>
    <meta:user-defined meta:name="Info 3"/>
    <meta:user-defined meta:name="Info 4"/>
  </office:meta>
</office:document-meta>
</file>